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2.666cm" fo:margin-left="-1.207cm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75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6" style:family="table-row">
      <style:table-row-properties style:min-row-height="1.344cm"/>
    </style:style>
    <style:style style:name="Table1.7" style:family="table-row">
      <style:table-row-properties style:min-row-height="1.012cm"/>
    </style:style>
    <style:style style:name="Table1.10" style:family="table-row">
      <style:table-row-properties style:min-row-height="1.977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7" style:family="table-row">
      <style:table-row-properties style:min-row-height="0.293cm"/>
    </style:style>
    <style:style style:name="Table1.19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8" style:family="paragraph" style:parent-style-name="Text_20_body" style:master-page-name="Standard">
      <style:paragraph-properties style:page-number="auto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font-name="Times New Roman1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3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span text:style-name="T3"><text:placeholder text:placeholder-type="text">&lt;o.sale_id and o.sale_id.po_number or ''&gt;</text:placeholder></text:span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6"><text:placeholder text:placeholder-type="text" text:description="o.partner_id.name">&lt;(o.cons_loca and o.cons_loca.name or '').upper()&gt;</text:placeholder></text:p>
            <text:p text:style-name="P16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6"><text:placeholder text:placeholder-type="text" text:description="o.partner_id.name">&lt;get_s3(o.cons_loca)&gt;</text:placeholder></text:p>
            <text:p text:style-name="P16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6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9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><text:placeholder text:placeholder-type="text">&lt;o.country_dest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9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9">CHENNAI INDIA</text:p>
          </table:table-cell>
          <table:table-cell table:style-name="Table1.A1" table:number-rows-spanned="2" table:number-columns-spanned="4" office:value-type="string">
            <text:p text:style-name="P7"><text:s text:c="14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2" office:value-type="string">
            <text:p text:style-name="P9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9"><text:s/><text:placeholder text:placeholder-type="text">&lt;o.final_desti  or ''&gt;</text:placeholder></text:p>
            <text:p text:style-name="P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9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9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9"><text:s/><text:span text:style-name="T2"><text:placeholder text:placeholder-type="text">&lt;(o.delivery_order_id and o.delivery_order_id.bag_detail or '').upper()&gt;</text:placeholder></text:span></text:p>
            <text:p text:style-name="P9"/>
          </table:table-cell>
          <table:table-cell table:style-name="Table1.A1" office:value-type="string">
            <text:p text:style-name="P20"><text:placeholder text:placeholder-type="text">&lt;get_desc(o.disc_goods)&gt;</text:placeholder></text:p>
          </table:table-cell>
          <table:table-cell table:style-name="Table1.A1" office:value-type="string">
            <text:p text:style-name="P17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get_amt2(line.price_subtotal)&gt;</text:placeholder>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<text:placeholder text:placeholder-type="text">&lt;'FREIGHT :' if line.freight else ''&gt;</text:placeholder></text:p>
            <text:p text:style-name="P2"><text:placeholder text:placeholder-type="text">&lt;'INSURANCE :' if line.freight else ''&gt;</text:placeholder></text:p>
            <text:p text:style-name="P2"><text:placeholder text:placeholder-type="text">&lt;'OTHER CHARGES :' if line.freight else ''&gt;</text:placeholder>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t_ins_oc(line.freight,line.quantity,line.freight)['frt']&gt;</text:placeholder></text:p>
            <text:p text:style-name="P8"><text:placeholder text:placeholder-type="text">&lt;get_frt_ins_oc(line.insurance, line.quantity,line.freight)['ins']&gt;</text:placeholder></text:p>
            <text:p text:style-name="P8"><text:placeholder text:placeholder-type="text">&lt;get_frt_ins_oc(line.others, line.quantity,line.freight)['oc']&gt;</text:placeholder></text:p>
          </table:table-cell>
          <table:covered-table-cell/>
          <table:table-cell table:style-name="Table1.G11" office:value-type="float" office:value="0">
            <text:p text:style-name="P2"><text:placeholder text:placeholder-type="text">&lt;get_amt2(round(line.freight*line.quantity,2)) if line.freight&gt;0 else ''&gt;</text:placeholder></text:p>
            <text:p text:style-name="P8"><text:placeholder text:placeholder-type="text">&lt;get_amt2(round(line.insurance*line.quantity,2)) if line.freight&gt;0 else ''&gt;</text:placeholder></text:p>
            <text:p text:style-name="P8"><text:placeholder text:placeholder-type="text">&lt;get_amt2(round(line.others*line.quantity,2)) if line.freight&gt;0 else ''&gt;</text:placeholder></text:p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5"><text:placeholder text:placeholder-type="text" text:description="get_total_amount(o.invoice_line)">&lt;get_amt2(get_total_amount(o.invoice_line))&gt;</text:placeholder><text:soft-page-break/>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4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4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4">0.00</text:p>
          </table:table-cell>
        </table:table-row>
        <table:table-row table:style-name="Table1.17"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4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2"/>
            <text:p text:style-name="P13"><text:placeholder text:placeholder-type="text" text:description="get_total_amount(o.invoice_line)">&lt;get_amt2(get_total_amount(o.invoice_line))&gt;</text:placeholder></text:p>
          </table:table-cell>
        </table:table-row>
        <table:table-row table:style-name="Table1.19">
          <table:table-cell table:style-name="Table1.A1" table:number-columns-spanned="7" office:value-type="string">
            <text:p text:style-name="P11"><text:s text:c="3"/><text:placeholder text:placeholder-type="text">&lt;(amount_to_text(get_total_amount(o.invoice_line), o.currency_id)).upper() or ''&gt;</text:placeholder></text:p>
            <text:p text:style-name="P11"><text:s text:c="3"/><text:placeholder text:placeholder-type="text">&lt;o.epcg_no&gt;</text:placeholder> <text:s text:c="9"/></text:p>
            <text:p text:style-name="P11"><text:s text:c="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1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7-07-03T18:57:08</dc:date>
    <meta:editing-duration>PT22H40M29S</meta:editing-duration>
    <meta:editing-cycles>434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8" meta:word-count="179" meta:character-count="2206" meta:non-whitespace-character-count="1902"/>
  </office:meta>
</office:document-meta>
</file>